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i>r</mi>
              <mo stretchy="false">⋅</mo>
              <mi>r</mi>
            </mrow>
            <mo stretchy="false">=</mo>
            <msup>
              <mi>r</mi>
              <mn>2</mn>
            </msup>
          </mrow>
        </mtd>
      </mtr>
      <mtr>
        <mtd columnalign="left">
          <mrow>
            <mrow>
              <mrow>
                <mi>r</mi>
                <mo stretchy="false">⋅</mo>
                <mi>α</mi>
              </mrow>
              <mo stretchy="false">=</mo>
              <mn>0</mn>
            </mrow>
            <mspace width="4em"/>
            <mi>,</mi>
            <mrow>
              <mi>r</mi>
              <mo stretchy="false">⊥</mo>
              <mi>α</mi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frac>
                    <msub>
                      <mi>v</mi>
                      <mi>⊥</mi>
                    </msub>
                    <mi>r</mi>
                  </mfrac>
                </mrow>
                <mo fence="true" stretchy="false">)</mo>
              </mrow>
              <mo stretchy="false">=</mo>
              <mfrac>
                <mi>d</mi>
                <mi mathvariant="italic">dt</mi>
              </mfrac>
            </mrow>
            <mrow>
              <mo fence="true" stretchy="false">(</mo>
              <mrow>
                <mrow>
                  <msub>
                    <mi>v</mi>
                    <mi>⊥</mi>
                  </msub>
                  <mfrac>
                    <mn>1</mn>
                    <mi>r</mi>
                  </mfrac>
                </mrow>
              </mrow>
              <mo fence="true" stretchy="false">)</mo>
            </mrow>
          </mrow>
        </mtd>
      </mtr>
      <mtr>
        <mtd columnalign="left">
          <mrow>
            <mfrac>
              <mn>1</mn>
              <mi>r</mi>
            </mfrac>
            <mfrac>
              <mi>d</mi>
              <mi mathvariant="italic">dt</mi>
            </mfrac>
            <mrow>
              <mrow>
                <mo fence="true" stretchy="false">(</mo>
                <mrow>
                  <msub>
                    <mi>v</mi>
                    <mi>⊥</mi>
                  </msub>
                </mrow>
                <mo fence="true" stretchy="false">)</mo>
              </mrow>
              <mo stretchy="false">+</mo>
              <msub>
                <mi>v</mi>
                <mi>⊥</mi>
              </msub>
            </mrow>
            <mfrac>
              <mi>d</mi>
              <mi mathvariant="italic">dt</mi>
            </mfrac>
            <mrow>
              <mo fence="true" stretchy="false">(</mo>
              <mrow>
                <mfrac>
                  <mn>1</mn>
                  <mi>r</mi>
                </mfrac>
              </mrow>
              <mo fence="true" stretchy="false">)</mo>
            </mrow>
          </mrow>
        </mtd>
      </mtr>
      <mtr>
        <mtd>
          <mrow/>
        </mtd>
      </mtr>
      <mtr>
        <mtd columnalign="right">
          <mrow>
            <mfrac>
              <mi>d</mi>
              <mi mathvariant="italic">dt</mi>
            </mfrac>
            <mrow>
              <mrow>
                <mo fence="true" stretchy="false">(</mo>
                <mrow>
                  <mfrac>
                    <mn>1</mn>
                    <mi>r</mi>
                  </mfrac>
                </mrow>
                <mo fence="true" stretchy="false">)</mo>
              </mrow>
              <mo stretchy="false">=</mo>
              <mfrac>
                <mi>d</mi>
                <mi mathvariant="italic">dr</mi>
              </mfrac>
            </mrow>
            <mrow>
              <mo fence="true" stretchy="false">(</mo>
              <mrow>
                <mfrac>
                  <mn>1</mn>
                  <mi>r</mi>
                </mfrac>
              </mrow>
              <mo fence="true" stretchy="false">)</mo>
            </mrow>
            <mfrac>
              <mi mathvariant="italic">dr</mi>
              <mi mathvariant="italic">dt</mi>
            </mfrac>
          </mrow>
        </mtd>
      </mtr>
      <mtr>
        <mtd columnalign="right">
          <mrow>
            <mfrac>
              <mi>d</mi>
              <mi mathvariant="italic">dr</mi>
            </mfrac>
            <mrow>
              <mrow>
                <mo fence="true" stretchy="false">(</mo>
                <mrow>
                  <mfrac>
                    <mn>1</mn>
                    <mi>r</mi>
                  </mfrac>
                </mrow>
                <mo fence="true" stretchy="false">)</mo>
              </mrow>
              <mo stretchy="false">=</mo>
              <mrow>
                <mo stretchy="false">−</mo>
                <mfrac>
                  <mn>1</mn>
                  <msup>
                    <mi>r</mi>
                    <mn>2</mn>
                  </msup>
                </mfrac>
              </mrow>
            </mrow>
          </mrow>
        </mtd>
      </mtr>
      <mtr>
        <mtd>
          <mrow/>
        </mtd>
      </mtr>
      <mtr>
        <mtd columnalign="left">
          <mrow>
            <mfrac>
              <mn>1</mn>
              <mi>r</mi>
            </mfrac>
            <mfrac>
              <mi>d</mi>
              <mi mathvariant="italic">dt</mi>
            </mfrac>
            <mrow>
              <mrow>
                <mo fence="true" stretchy="false">(</mo>
                <mrow>
                  <msub>
                    <mi>v</mi>
                    <mi>⊥</mi>
                  </msub>
                </mrow>
                <mo fence="true" stretchy="false">)</mo>
              </mrow>
              <mo stretchy="false">−</mo>
              <mfrac>
                <msub>
                  <mi>v</mi>
                  <mi>⊥</mi>
                </msub>
                <msup>
                  <mi>r</mi>
                  <mn>2</mn>
                </msup>
              </mfrac>
            </mrow>
            <mfrac>
              <mi>d</mi>
              <mi mathvariant="italic">dt</mi>
            </mfrac>
            <mrow>
              <mo fence="true" stretchy="false">(</mo>
              <mrow>
                <mi>r</mi>
              </mrow>
              <mo fence="true" stretchy="false">)</mo>
            </mrow>
          </mrow>
        </mtd>
      </mtr>
    </mtable>
    <annotation encoding="StarMath 5.0">alignl r cdot r = r^2 newline
alignl r cdot %alpha = 0 ~~, r ortho %alpha newline
newline newline

alignl d over { dt } ( v_{ ⊥ } over r) = 
d over { dt } ( v_{ ⊥ } {1 over r}) newline
alignl {1 over r} d over { dt } (v_{ ⊥ }) + v_{ ⊥ } {d over dt}({ 1 over r }) newline
newline 

alignr {d over dt}({ 1 over r }) = {d over dr}({ 1 over r }) dr over dt newline
alignr d over { dr }( 1 over r ) =-{ 1 over r^{2}} newline
newline

alignl {1 over r} d over { dt } (v_{ ⊥ }) - v_{ ⊥ } over r^2 {d over dt}( r ) newline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13:14:54.759000000</meta:creation-date>
    <dc:date>2020-09-30T14:29:48.692000000</dc:date>
    <meta:editing-duration>PT15M38S</meta:editing-duration>
    <meta:editing-cycles>3</meta:editing-cycles>
    <meta:generator>LibreOffice/6.4.1.2$Windows_X86_64 LibreOffice_project/4d224e95b98b138af42a64d84056446d09082932</meta:generator>
  </office:meta>
</office:document-meta>
</file>